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33203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1536" calcext:value-type="float">
            <text:p>39.7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203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02" calcext:value-type="float">
            <text:p>39.7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203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203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9952" calcext:value-type="float">
            <text:p>39.2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203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9888" calcext:value-type="float">
            <text:p>39.4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203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8032" calcext:value-type="float">
            <text:p>39.1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203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2208" calcext:value-type="float">
            <text:p>39.0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203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6112" calcext:value-type="float">
            <text:p>38.9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203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8136" calcext:value-type="float">
            <text:p>39.1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203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3752" calcext:value-type="float">
            <text:p>39.1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203</text:p>
          </table:table-cell>
          <table:table-cell office:value-type="string" calcext:value-type="string">
            <text:p>201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8864" calcext:value-type="float">
            <text:p>39.6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203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6736" calcext:value-type="float">
            <text:p>39.4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203</text:p>
          </table:table-cell>
          <table:table-cell office:value-type="string" calcext:value-type="string">
            <text:p>201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492" calcext:value-type="float">
            <text:p>39.3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203</text:p>
          </table:table-cell>
          <table:table-cell office:value-type="string" calcext:value-type="string">
            <text:p>201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3312" calcext:value-type="float">
            <text:p>39.4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203</text:p>
          </table:table-cell>
          <table:table-cell office:value-type="string" calcext:value-type="string">
            <text:p>201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